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outline1">
      <style:graphic-properties fo:min-height="9.135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Führungssti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Überbli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tri-/matriachaler Führungsstil</text:p>
              </text:list-item>
              <text:list-item>
                <text:p>Autoritärer Führungsstil</text:p>
              </text:list-item>
              <text:list-item>
                <text:p>Laissez-faire-Führungsstil</text:p>
              </text:list-item>
              <text:list-item>
                <text:p>Kooperativer Führungsstil</text:p>
              </text:list-item>
              <text:list-item>
                <text:p>Situativer Führungsstil</text:p>
              </text:list-item>
              <text:list-item>
                <text:p>Führung von Unten</text:p>
              </text:list-item>
              <text:list-item>
                <text:p>Bewertung/Einordn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atrichaler Führungsstil</text:p>
          </draw:text-box>
        </draw:frame>
        <draw:frame presentation:style-name="pr6" draw:layer="layout" svg:width="25.2cm" svg:height="9.134cm" svg:x="0.5cm" svg:y="3.366cm" presentation:class="outline" presentation:user-transformed="true">
          <draw:text-box>
            <text:list text:style-name="L2">
              <text:list-item>
                <text:p>Häufig Familienbetrieb</text:p>
              </text:list-item>
              <text:list-item>
                <text:p>Starkes Mikromanagement</text:p>
              </text:list-item>
              <text:list-item>
                <text:p>Chef als „Kümmerer“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Autoritärer Führungssti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tarkes Mikromanagement</text:p>
              </text:list-item>
              <text:list-item>
                <text:p>Allein Ergebnisorientiert (ggs. Patriachaler Führungsstil)</text:p>
              </text:list-item>
              <text:list-item>
                <text:p>MA haben (schlimmstenfalls) keinen Entscheidungsfreira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Kooperativer Führungssti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„modernes Führen“ - en vogue</text:p>
              </text:list-item>
              <text:list-item>
                <text:p>Vorgesetzter gibt MA Möglichkeiten, mitzuentscheiden</text:p>
              </text:list-item>
              <text:list-item>
                <text:p>VG als Schlichter und Förder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Laissez-faire-Führun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(un)bewusstes Nichtwahrnehmen von Führung</text:p>
              </text:list-item>
              <text:list-item>
                <text:p>Hochspezialisierte Teams mit Moderator</text:p>
              </text:list-item>
              <text:list-item>
                <text:p>Unklare Kompetenzsituation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Situative Führun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Führungsstil kommt auf die Situation an</text:p>
              </text:list-item>
              <text:list-item>
                <text:p>Krisen – autoritär</text:p>
              </text:list-item>
              <text:list-item>
                <text:p>Gute Auftragssituation – laissez-faire</text:p>
              </text:list-item>
              <text:list-item>
                <text:p>Nachteil: Unberechenbarkeit</text:p>
              </text:list-item>
              <text:list-item>
                <text:p>Kann durch gute Kommunikation ausgeglich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Führung von Unte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Vorgesetzter hat womöglich keine fachliche Kompetenz</text:p>
              </text:list-item>
              <text:list-item>
                <text:p>Führung durch Information und Entscheidungsvorl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Einordnun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s gibt nicht „den besten“ Führungsstil</text:p>
              </text:list-item>
              <text:list-item>
                <text:p>Als Führungskraft ist es notwendig, seinen eigenen Führungsstil regelmäßig zu reflektieren.</text:p>
              </text:list-item>
              <text:list-item>
                <text:p>Feedback – sowohl als MA als auch als Vorgesetzter annehmen und reflekt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20:36:14.662920514</meta:creation-date>
    <meta:editing-duration>PT14M39S</meta:editing-duration>
    <meta:editing-cycles>3</meta:editing-cycles>
    <meta:generator>LibreOffice/7.3.7.2$Linux_X86_64 LibreOffice_project/30$Build-2</meta:generator>
    <dc:title>Portfolio</dc:title>
    <dc:date>2022-11-27T20:50:52.929725266</dc:date>
    <meta:document-statistic meta:object-count="92"/>
  </office:meta>
</office:document-meta>
</file>